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 style:data-style-name="N61">
      <style:table-cell-properties fo:background-color="transparent" fo:border="non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transmisso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eceptor</text:p>
          </table:table-cell>
          <table:covered-table-cell table:number-columns-repeated="2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5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7" calcext:value-type="float">
            <text:p>4,09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4.387" calcext:value-type="float">
            <text:p>4,3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4.104" calcext:value-type="float">
            <text:p>4,10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189" calcext:value-type="float">
            <text:p>5,18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4.112" calcext:value-type="float">
            <text:p>4,112</text:p>
          </table:table-cell>
          <table:table-cell table:number-columns-repeated="2" office:value-type="float" office:value="0.016" calcext:value-type="float">
            <text:p>0,01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81" calcext:value-type="float">
            <text:p>5,18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93" calcext:value-type="float">
            <text:p>5,19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table:style-name="ce7" office:value-type="float" office:value="5.18" calcext:value-type="float">
            <text:p>5,1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table:style-name="ce7" office:value-type="float" office:value="5.172" calcext:value-type="float">
            <text:p>5,17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01" calcext:value-type="float">
            <text:p>5,20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.182" calcext:value-type="float">
            <text:p>5,18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4.565" calcext:value-type="float">
            <text:p>4,5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1" calcext:value-type="float">
            <text:p>5,20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3" calcext:value-type="float">
            <text:p>0,023</text:p>
          </table:table-cell>
          <table:table-cell table:style-name="ce7" office:value-type="float" office:value="5.189" calcext:value-type="float">
            <text:p>5,18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187" calcext:value-type="float">
            <text:p>5,1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5.197" calcext:value-type="float">
            <text:p>5,19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96" calcext:value-type="float">
            <text:p>5,196</text:p>
          </table:table-cell>
          <table:table-cell office:value-type="float" office:value="0.053" calcext:value-type="float">
            <text:p>0,053</text:p>
          </table:table-cell>
          <table:table-cell office:value-type="float" office:value="0.005" calcext:value-type="float">
            <text:p>0,005</text:p>
          </table:table-cell>
          <table:table-cell table:style-name="ce7" office:value-type="float" office:value="5.182" calcext:value-type="float">
            <text:p>5,18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97" calcext:value-type="float">
            <text:p>5,197</text:p>
          </table:table-cell>
          <table:table-cell office:value-type="float" office:value="0.05" calcext:value-type="float">
            <text:p>0,05</text:p>
          </table:table-cell>
          <table:table-cell office:value-type="float" office:value="0.008" calcext:value-type="float">
            <text:p>0,008</text:p>
          </table:table-cell>
          <table:table-cell table:style-name="ce7" office:value-type="float" office:value="5.166" calcext:value-type="float">
            <text:p>5,16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2" calcext:value-type="float">
            <text:p>0,012</text:p>
          </table:table-cell>
          <table:table-cell table:style-name="ce7" office:value-type="float" office:value="5.165" calcext:value-type="float">
            <text:p>5,1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199" calcext:value-type="float">
            <text:p>5,19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4.105" calcext:value-type="float">
            <text:p>4,10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.097" calcext:value-type="float">
            <text:p>4,097</text:p>
          </table:table-cell>
          <table:table-cell table:style-name="Default" office:value-type="float" office:value="0.049" calcext:value-type="float">
            <text:p>0,049</text:p>
          </table:table-cell>
          <table:table-cell table:style-name="Default" office:value-type="float" office:value="0.013" calcext:value-type="float">
            <text:p>0,013</text:p>
          </table:table-cell>
          <table:table-cell table:style-name="ce8" office:value-type="float" office:value="4.1" calcext:value-type="float">
            <text:p>4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4.443" calcext:value-type="float">
            <text:p>4,44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10:.B23])" office:value-type="float" office:value="5.198" calcext:value-type="float">
            <text:p>5,198</text:p>
          </table:table-cell>
          <table:table-cell table:formula="of:=MEDIAN([.C10:.C23])" office:value-type="float" office:value="0.046" calcext:value-type="float">
            <text:p>0,046</text:p>
          </table:table-cell>
          <table:table-cell table:formula="of:=MEDIAN([.D10:.D23])" office:value-type="float" office:value="0.0135" calcext:value-type="float">
            <text:p>0,0135</text:p>
          </table:table-cell>
          <table:table-cell table:style-name="ce7" table:formula="of:=MEDIAN([.E10:.E23])" office:value-type="float" office:value="5.176" calcext:value-type="float">
            <text:p>5,176</text:p>
          </table:table-cell>
          <table:table-cell table:formula="of:=MEDIAN([.F10:.F23])" office:value-type="float" office:value="0.002" calcext:value-type="float">
            <text:p>0,002</text:p>
          </table:table-cell>
          <table:table-cell table:formula="of:=MEDIAN([.G10:.G23])" office:value-type="float" office:value="0.03" calcext:value-type="float">
            <text:p>0,03</text:p>
          </table:table-cell>
          <table:table-cell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 com 1 interrupção 1 REJ</text:p>
          </table:table-cell>
          <table:covered-table-cell table:number-columns-repeated="2"/>
          <table:covered-table-cell table:style-name="ce7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8" calcext:value-type="float">
            <text:p>5,318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376" calcext:value-type="float">
            <text:p>5,37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22" calcext:value-type="float">
            <text:p>6,422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6.415" calcext:value-type="float">
            <text:p>6,41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16" calcext:value-type="float">
            <text:p>5,31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03" calcext:value-type="float">
            <text:p>6,3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6.288" calcext:value-type="float">
            <text:p>6,28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6.411" calcext:value-type="float">
            <text:p>6,41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5.396" calcext:value-type="float">
            <text:p>5,39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2" calcext:value-type="float">
            <text:p>5,322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5.329" calcext:value-type="float">
            <text:p>5,32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342" calcext:value-type="float">
            <text:p>5,34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17" calcext:value-type="float">
            <text:p>6,4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6" calcext:value-type="float">
            <text:p>0,016</text:p>
          </table:table-cell>
          <table:table-cell table:style-name="ce7" office:value-type="float" office:value="6.392" calcext:value-type="float">
            <text:p>6,39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6.418" calcext:value-type="float">
            <text:p>6,41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21" calcext:value-type="float">
            <text:p>6,42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6.365" calcext:value-type="float">
            <text:p>6,36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18" calcext:value-type="float">
            <text:p>6,41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6.416" calcext:value-type="float">
            <text:p>6,41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42" calcext:value-type="float">
            <text:p>6,4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5" calcext:value-type="float">
            <text:p>0,015</text:p>
          </table:table-cell>
          <table:table-cell table:style-name="ce7" office:value-type="float" office:value="6.385" calcext:value-type="float">
            <text:p>6,38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01" calcext:value-type="float">
            <text:p>6,301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6.297" calcext:value-type="float">
            <text:p>6,29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42" calcext:value-type="float">
            <text:p>6,42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6.417" calcext:value-type="float">
            <text:p>6,41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356" calcext:value-type="float">
            <text:p>5,35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3" calcext:value-type="float">
            <text:p>5,3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17" calcext:value-type="float">
            <text:p>5,317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.329" calcext:value-type="float">
            <text:p>5,3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7:.B46])" office:value-type="float" office:value="5.8115" calcext:value-type="float">
            <text:p>5,8115</text:p>
          </table:table-cell>
          <table:table-cell table:formula="of:=MEDIAN([.C27:.C46])" office:value-type="float" office:value="0.0465" calcext:value-type="float">
            <text:p>0,0465</text:p>
          </table:table-cell>
          <table:table-cell table:formula="of:=MEDIAN([.D27:.D46])" office:value-type="float" office:value="0.016" calcext:value-type="float">
            <text:p>0,016</text:p>
          </table:table-cell>
          <table:table-cell table:style-name="ce7" table:formula="of:=MEDIAN([.E27:.E46])" office:value-type="float" office:value="5.842" calcext:value-type="float">
            <text:p>5,842</text:p>
          </table:table-cell>
          <table:table-cell table:formula="of:=MEDIAN([.F27:.F46])" office:value-type="float" office:value="0" calcext:value-type="float">
            <text:p>0</text:p>
          </table:table-cell>
          <table:table-cell table:formula="of:=MEDIAN([.G27:.G46])"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Interupção</text:p>
          </table:table-cell>
          <table:table-cell table:formula="of:=[.B47]-[.B24]" office:value-type="float" office:value="0.6135" calcext:value-type="float">
            <text:p>0,6135</text:p>
          </table:table-cell>
          <table:table-cell table:formula="of:=[.C47]-[.C24]" office:value-type="float" office:value="0.0005" calcext:value-type="float">
            <text:p>0,0005</text:p>
          </table:table-cell>
          <table:table-cell table:formula="of:=[.D47]-[.D24]" office:value-type="float" office:value="0.0025" calcext:value-type="float">
            <text:p>0,0025</text:p>
          </table:table-cell>
          <table:table-cell table:style-name="ce7" table:formula="of:=[.E47]-[.E24]" office:value-type="float" office:value="0.666" calcext:value-type="float">
            <text:p>0,666</text:p>
          </table:table-cell>
          <table:table-cell table:formula="of:=[.F47]-[.F24]" office:value-type="float" office:value="-0.002" calcext:value-type="float">
            <text:p>-0,002</text:p>
          </table:table-cell>
          <table:table-cell table:formula="of:=[.G47]-[.G24]" office:value-type="float" office:value="0.002" calcext:value-type="float">
            <text:p>0,00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pinguim.gif 10968B com corrupção 1 REJ</text:p>
          </table:table-cell>
          <table:covered-table-cell table:number-columns-repeated="2"/>
          <table:covered-table-cell table:style-name="ce7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ce6" office:value-type="string" calcext:value-type="string">
            <text:p>real time</text:p>
          </table:table-cell>
          <table:table-cell table:style-name="ce3" office:value-type="string" calcext:value-type="string">
            <text:p>user time</text:p>
          </table:table-cell>
          <table:table-cell table:style-name="ce3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9" calcext:value-type="float">
            <text:p>5,319</text:p>
          </table:table-cell>
          <table:table-cell office:value-type="float" office:value="0.039" calcext:value-type="float">
            <text:p>0,039</text:p>
          </table:table-cell>
          <table:table-cell office:value-type="float" office:value="0.023" calcext:value-type="float">
            <text:p>0,023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334" calcext:value-type="float">
            <text:p>5,3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6.419" calcext:value-type="float">
            <text:p>6,41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44" calcext:value-type="float">
            <text:p>5,44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433" calcext:value-type="float">
            <text:p>5,43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7.834" calcext:value-type="float">
            <text:p>7,8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6.409" calcext:value-type="float">
            <text:p>6,40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73" calcext:value-type="float">
            <text:p>6,47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6.469" calcext:value-type="float">
            <text:p>6,46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5.214" calcext:value-type="float">
            <text:p>5,2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table:style-name="ce7" office:value-type="float" office:value="5.24" calcext:value-type="float">
            <text:p>5,2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217" calcext:value-type="float">
            <text:p>5,21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3" calcext:value-type="float">
            <text:p>5,20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7" calcext:value-type="float">
            <text:p>0,007</text:p>
          </table:table-cell>
          <table:table-cell table:style-name="ce7" office:value-type="float" office:value="5.23" calcext:value-type="float">
            <text:p>5,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04" calcext:value-type="float">
            <text:p>6,30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table:style-name="ce7" office:value-type="float" office:value="6.298" calcext:value-type="float">
            <text:p>6,29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table:style-name="ce7" office:value-type="float" office:value="5.201" calcext:value-type="float">
            <text:p>5,2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table:style-name="ce7" office:value-type="float" office:value="5.327" calcext:value-type="float">
            <text:p>5,32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17" calcext:value-type="float">
            <text:p>5,317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5.335" calcext:value-type="float">
            <text:p>5,33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421" calcext:value-type="float">
            <text:p>6,421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5" calcext:value-type="float">
            <text:p>0,015</text:p>
          </table:table-cell>
          <table:table-cell table:style-name="ce7" office:value-type="float" office:value="6.414" calcext:value-type="float">
            <text:p>6,41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8" calcext:value-type="float">
            <text:p>5,198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table:style-name="ce7" office:value-type="float" office:value="5.206" calcext:value-type="float">
            <text:p>5,2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5.325" calcext:value-type="float">
            <text:p>5,32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table:style-name="ce7" office:value-type="float" office:value="5.326" calcext:value-type="float">
            <text:p>5,32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table:style-name="ce7" office:value-type="float" office:value="5.203" calcext:value-type="float">
            <text:p>5,20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51:.B70])" office:value-type="float" office:value="5.317" calcext:value-type="float">
            <text:p>5,317</text:p>
          </table:table-cell>
          <table:table-cell table:formula="of:=MEDIAN([.C51:.C70])" office:value-type="float" office:value="0.0455" calcext:value-type="float">
            <text:p>0,0455</text:p>
          </table:table-cell>
          <table:table-cell table:formula="of:=MEDIAN([.D51:.D70])" office:value-type="float" office:value="0.017" calcext:value-type="float">
            <text:p>0,017</text:p>
          </table:table-cell>
          <table:table-cell table:style-name="ce7" table:formula="of:=MEDIAN([.E51:.E70])" office:value-type="float" office:value="5.3305" calcext:value-type="float">
            <text:p>5,3305</text:p>
          </table:table-cell>
          <table:table-cell table:formula="of:=MEDIAN([.F51:.F70])" office:value-type="float" office:value="0" calcext:value-type="float">
            <text:p>0</text:p>
          </table:table-cell>
          <table:table-cell table:formula="of:=MEDIAN([.G51:.G70])" office:value-type="float" office:value="0.034" calcext:value-type="float">
            <text:p>0,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corrupção</text:p>
          </table:table-cell>
          <table:table-cell table:formula="of:=[.B70]-[.B24]" office:value-type="float" office:value="0.000999999999999446" calcext:value-type="float">
            <text:p>0,000999999999999</text:p>
          </table:table-cell>
          <table:table-cell table:formula="of:=[.C70]-[.C24]" office:value-type="float" office:value="0.001" calcext:value-type="float">
            <text:p>0,001</text:p>
          </table:table-cell>
          <table:table-cell table:formula="of:=[.D70]-[.D24]" office:value-type="float" office:value="0.000499999999999999" calcext:value-type="float">
            <text:p>0,0005</text:p>
          </table:table-cell>
          <table:table-cell table:style-name="ce7" table:formula="of:=[.E70]-[.E24]" office:value-type="float" office:value="0.0270000000000001" calcext:value-type="float">
            <text:p>0,027</text:p>
          </table:table-cell>
          <table:table-cell table:formula="of:=[.F70]-[.F24]" office:value-type="float" office:value="-0.002" calcext:value-type="float">
            <text:p>-0,002</text:p>
          </table:table-cell>
          <table:table-cell table:formula="of:=[.G70]-[.G24]" office:value-type="float" office:value="0.00600000000000001" calcext:value-type="float">
            <text:p>0,0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HD.jpg 439 308 B</text:p>
          </table:table-cell>
          <table:covered-table-cell table:number-columns-repeated="2"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J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R</text:p>
          </table:table-cell>
          <table:table-cell table:style-name="ce7" office:value-type="string" calcext:value-type="string">
            <text:p>REJ</text:p>
          </table:table-cell>
          <table:table-cell office:value-type="string" calcext:value-type="string">
            <text:p>R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7" calcext:value-type="float">
            <text:p>98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2"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t</text:p>
          </table:table-cell>
          <table:table-cell table:style-name="Default" office:value-type="float" office:value="0.001364" calcext:value-type="float">
            <text:p>0,001364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Tprop</text:p>
          </table:table-cell>
          <table:table-cell table:style-name="ce4" office:value-type="float" office:value="0.000059" calcext:value-type="float">
            <text:p>5,90E-05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formula="of:=[.B79]/[.B78]" office:value-type="float" office:value="0.0432551319648094" calcext:value-type="float">
            <text:p>0,043255131964809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table:formula="of:=1/(1+2*[.B80])" office:value-type="float" office:value="0.920377867746289" calcext:value-type="float">
            <text:p>0,920377867746289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 table:number-rows-repeated="58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6:21:04.168000000</meta:creation-date>
    <dc:date>2020-11-16T20:04:46.626000000</dc:date>
    <meta:editing-duration>PT1H58M12S</meta:editing-duration>
    <meta:editing-cycles>4</meta:editing-cycles>
    <meta:generator>LibreOffice/6.2.3.2$Windows_X86_64 LibreOffice_project/aecc05fe267cc68dde00352a451aa867b3b546ac</meta:generator>
    <meta:document-statistic meta:table-count="1" meta:cell-count="496" meta:object-count="0"/>
  </office:meta>
</office:document-meta>
</file>